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47e" officeooo:paragraph-rsid="0004c47e"/>
    </style:style>
    <style:style style:name="P2" style:family="paragraph" style:parent-style-name="Standard">
      <style:text-properties officeooo:rsid="0004c47e" officeooo:paragraph-rsid="0005ad57"/>
    </style:style>
    <style:style style:name="P3" style:family="paragraph" style:parent-style-name="Standard">
      <style:text-properties officeooo:rsid="0004c47e" officeooo:paragraph-rsid="0006ed99"/>
    </style:style>
    <style:style style:name="P4" style:family="paragraph" style:parent-style-name="Standard">
      <style:text-properties officeooo:rsid="0004c47e" officeooo:paragraph-rsid="0007be32"/>
    </style:style>
    <style:style style:name="P5" style:family="paragraph" style:parent-style-name="Standard">
      <style:text-properties officeooo:rsid="0004c47e" officeooo:paragraph-rsid="000fe617"/>
    </style:style>
    <style:style style:name="P6" style:family="paragraph" style:parent-style-name="Standard">
      <style:text-properties officeooo:rsid="0004c47e" officeooo:paragraph-rsid="00115a6d"/>
    </style:style>
    <style:style style:name="P7" style:family="paragraph" style:parent-style-name="Standard">
      <style:text-properties officeooo:rsid="0004c47e" officeooo:paragraph-rsid="0011ba06"/>
    </style:style>
    <style:style style:name="P8" style:family="paragraph" style:parent-style-name="Standard">
      <style:text-properties officeooo:rsid="0004c47e" officeooo:paragraph-rsid="0015a697"/>
    </style:style>
    <style:style style:name="P9" style:family="paragraph" style:parent-style-name="Standard">
      <style:text-properties officeooo:rsid="0004c47e" officeooo:paragraph-rsid="002842c5"/>
    </style:style>
    <style:style style:name="P10" style:family="paragraph" style:parent-style-name="Standard">
      <style:text-properties officeooo:rsid="0004c47e" officeooo:paragraph-rsid="002c534a"/>
    </style:style>
    <style:style style:name="P11" style:family="paragraph" style:parent-style-name="Standard">
      <style:text-properties officeooo:rsid="00185fbd" officeooo:paragraph-rsid="00185fbd"/>
    </style:style>
    <style:style style:name="P12" style:family="paragraph" style:parent-style-name="Standard">
      <style:text-properties officeooo:rsid="001e11be" officeooo:paragraph-rsid="001e11be"/>
    </style:style>
    <style:style style:name="P13" style:family="paragraph" style:parent-style-name="Standard">
      <style:text-properties officeooo:paragraph-rsid="0015a697"/>
    </style:style>
    <style:style style:name="P14" style:family="paragraph" style:parent-style-name="Standard">
      <style:text-properties officeooo:paragraph-rsid="00257236"/>
    </style:style>
    <style:style style:name="P15" style:family="paragraph" style:parent-style-name="Text_20_body">
      <style:text-properties officeooo:paragraph-rsid="0020eb85"/>
    </style:style>
    <style:style style:name="P16" style:family="paragraph" style:parent-style-name="Standard">
      <style:text-properties fo:color="#a9b7c6" style:font-name="DejaVu Sans Mono" fo:font-size="9.80000019073486pt" officeooo:rsid="0004c47e" officeooo:paragraph-rsid="0015a697"/>
    </style:style>
    <style:style style:name="P17" style:family="paragraph" style:parent-style-name="Standard">
      <style:text-properties officeooo:paragraph-rsid="002842c5"/>
    </style:style>
    <style:style style:name="P18" style:family="paragraph" style:parent-style-name="Standard">
      <style:text-properties officeooo:rsid="0004c47e" officeooo:paragraph-rsid="0015a697"/>
    </style:style>
    <style:style style:name="P19" style:family="paragraph" style:parent-style-name="Text_20_body" style:list-style-name="L1">
      <style:text-properties officeooo:paragraph-rsid="0020eb85"/>
    </style:style>
    <style:style style:name="P20" style:family="paragraph" style:parent-style-name="Text_20_body">
      <style:text-properties fo:color="#a9b7c6" style:font-name="DejaVu Sans Mono" fo:font-size="9.80000019073486pt" officeooo:rsid="0004c47e" officeooo:paragraph-rsid="0015a697"/>
    </style:style>
    <style:style style:name="T1" style:family="text">
      <style:text-properties officeooo:rsid="0004c47e"/>
    </style:style>
    <style:style style:name="T2" style:family="text">
      <style:text-properties officeooo:rsid="0005ad57"/>
    </style:style>
    <style:style style:name="T3" style:family="text">
      <style:text-properties officeooo:rsid="0006ed99"/>
    </style:style>
    <style:style style:name="T4" style:family="text">
      <style:text-properties officeooo:rsid="0007be32"/>
    </style:style>
    <style:style style:name="T5" style:family="text">
      <style:text-properties officeooo:rsid="0007cb21"/>
    </style:style>
    <style:style style:name="T6" style:family="text">
      <style:text-properties officeooo:rsid="000fe617"/>
    </style:style>
    <style:style style:name="T7" style:family="text">
      <style:text-properties officeooo:rsid="00115a6d"/>
    </style:style>
    <style:style style:name="T8" style:family="text">
      <style:text-properties officeooo:rsid="0011ba06"/>
    </style:style>
    <style:style style:name="T9" style:family="text">
      <style:text-properties officeooo:rsid="00160175"/>
    </style:style>
    <style:style style:name="T10" style:family="text">
      <style:text-properties officeooo:rsid="00275ae0"/>
    </style:style>
    <style:style style:name="T11" style:family="text">
      <style:text-properties fo:color="#a9b7c6" style:font-name="DejaVu Sans Mono" fo:font-size="9.80000019073486pt"/>
    </style:style>
    <style:style style:name="T12" style:family="text">
      <style:text-properties officeooo:rsid="002842c5"/>
    </style:style>
    <style:style style:name="T13" style:family="text">
      <style:text-properties officeooo:rsid="002c534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80656695887046724" text:style-name="L1">
        <text:list-item>
          <text:p text:style-name="P19">安装支持pip3 <text:line-break/><text:span text:style-name="Source_20_Text">sudo apt-get install python3-pip</text:span></text:p>
        </text:list-item>
      </text:list>
      <text:p text:style-name="P15"><text:tab/>可以使用如下命令查看pip3是否安装成功</text:p>
      <text:p text:style-name="P15"><text:span text:style-name="Source_20_Text"><text:tab/>pip3 --version</text:span></text:p>
      <text:p text:style-name="Standard"><text:tab/><text:span text:style-name="T1">2.安装virtualenv</text:span></text:p>
      <text:p text:style-name="P1"><text:tab/>sudo pip3 install virtualenv</text:p>
      <text:p text:style-name="P1"><text:tab/></text:p>
      <text:p text:style-name="P2"><text:tab/>创建虚拟环境<text:span text:style-name="T2">virtualenv -p /usr/bin/python3.5 py35env</text:span></text:p>
      <text:p text:style-name="P3"><text:tab/>激活虚拟环境<text:span text:style-name="T3">source /home/ubuntu/py35env/bin/activate</text:span></text:p>
      <text:p text:style-name="P4"><text:tab/>退出虚拟环境<text:span text:style-name="T4">deactivate</text:span></text:p>
      <text:p text:style-name="P4"><text:tab/></text:p>
      <text:p text:style-name="P4"><text:tab/><text:span text:style-name="T5">3安装需要的模块</text:span></text:p>
      <text:p text:style-name="P4"><text:tab/></text:p>
      <text:p text:style-name="P4"><text:tab/>查看开发环境安装的模块 <text:span text:style-name="T5">python3 -m pip freeze 挑选用到的安装到云服务器内</text:span></text:p>
      <text:p text:style-name="P4"><text:tab/>注意如果在虚拟环境中 命令需要改一下 使用pip install xx 直接安装就可以了</text:p>
      <text:p text:style-name="P4"><text:tab/>虚拟环境中python直接指向你只定的python解释器</text:p>
      <text:p text:style-name="P4"/>
      <text:p text:style-name="P4"/>
      <text:p text:style-name="P4"><text:tab/><text:span text:style-name="T9">4 安装mysql</text:span></text:p>
      <text:p text:style-name="P4"><text:tab/><text:tab/>sudo <text:span text:style-name="T9">apt-get install mysql-server</text:span></text:p>
      <text:p text:style-name="P11"><text:tab/><text:tab/>期间会让你输入密码并确认</text:p>
      <text:p text:style-name="P4"><text:tab/><text:tab/>登录到mysql创建项目用的database，因为django不会自动建库</text:p>
      <text:p text:style-name="P4"/>
      <text:p text:style-name="P4"/>
      <text:p text:style-name="P4"><text:tab/><text:span text:style-name="T9">5将项目从github下载clone到云服务器</text:span></text:p>
      <text:p text:style-name="P5"><text:tab/><text:tab/>从服务器生成用<text:span text:style-name="T6">ssh-keygen命令生成sshkey</text:span></text:p>
      <text:p text:style-name="P6"><text:tab/><text:tab/>获得ssh<text:span text:style-name="T7">cat /home/yourusername/.ssh/id_rsa.pub</text:span></text:p>
      <text:p text:style-name="P7"><text:tab/><text:tab/><text:tab/>添加到github账户中 settings - <text:span text:style-name="T8">SSH and GPG keys -new SSH key 起好名字将SSHkey<text:tab/><text:tab/>复制到输入框确定。</text:span></text:p>
      <text:p text:style-name="P8"><text:tab/><text:tab/>Clone 项目到云服务器</text:p>
      <text:p text:style-name="P8"><text:tab/></text:p>
      <text:p text:style-name="P14"><text:span text:style-name="T1"><text:tab/>6 部署 </text:span>Django + <text:span text:style-name="Emphasis">Uwsgi + Nginx</text:span> 的生产环境</text:p>
      <text:p text:style-name="P8"/>
      <text:p text:style-name="P8"><text:tab/></text:p>
      <text:p text:style-name="P8"><text:tab/>cro<text:span text:style-name="T10">ntab 设置</text:span></text:p>
      <text:p text:style-name="P8"/>
      <text:p text:style-name="P17"><text:span text:style-name="T1"><text:tab/>可以参考 <text:s/>这里</text:span></text:p>
      <text:p text:style-name="P16"/>
      <text:p text:style-name="P8"/>
      <text:p text:style-name="P12">#问题</text:p>
      <text:p text:style-name="P12">出现静态文件的问题</text:p>
      <text:p text:style-name="P12">在云服务器读取相对路径文件出现问题，指定绝对路径后解决。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1:15:51.620041935</meta:creation-date>
    <dc:date>2018-03-22T19:58:07.512248698</dc:date>
    <meta:editing-duration>PT5H54M13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320" meta:character-count="755" meta:non-whitespace-character-count="668"/>
  </office:meta>
</office:document-meta>
</file>